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subtitle">
      <style:graphic-properties draw:fill-color="#ffffff" fo:min-height="14.075cm"/>
    </style:style>
    <style:style style:name="pr5" style:family="presentation" style:parent-style-name="midnightblue-outline1">
      <style:graphic-properties fo:min-height="11.92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text-properties style:font-name="Times New Roman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/>
    </style:style>
    <style:style style:name="P6" style:family="paragraph">
      <style:paragraph-properties fo:margin-left="0cm" fo:margin-right="0cm" fo:text-align="justify" fo:text-indent="1.3cm"/>
    </style:style>
    <style:style style:name="P7" style:family="paragraph">
      <loext:graphic-properties draw:fill-color="#ffffff"/>
      <style:paragraph-properties fo:margin-left="0cm" fo:margin-right="0cm" fo:text-align="justify" fo:text-indent="1.3cm"/>
      <style:text-properties style:text-underline-style="none"/>
    </style:style>
    <style:style style:name="P8" style:family="paragraph">
      <style:paragraph-properties fo:margin-left="0cm" fo:margin-right="0cm" fo:line-height="150%" fo:text-align="justify" fo:text-indent="1.3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text-align="justify" fo:text-indent="1.4cm"/>
    </style:style>
    <style:style style:name="P11" style:family="paragraph">
      <style:paragraph-properties fo:margin-left="0cm" fo:margin-right="0cm" fo:text-align="justify" fo:text-indent="1.4cm"/>
      <style:text-properties style:font-name="Times New Roman" fo:font-size="24pt" style:font-size-asian="24pt" style:font-size-complex="24pt"/>
    </style:style>
    <style:style style:name="P12" style:family="paragraph">
      <style:paragraph-properties fo:margin-left="0cm" fo:margin-right="0cm" fo:text-align="justify" fo:text-indent="1.5cm"/>
    </style:style>
    <style:style style:name="P13" style:family="paragraph">
      <style:paragraph-properties fo:margin-left="0cm" fo:margin-right="0cm" fo:text-align="justify" fo:text-indent="1.5cm"/>
      <style:text-properties style:font-name="Times New Roman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#ffffff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language="en" fo:country="US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3" draw:layer="layout" svg:width="25.199cm" svg:height="16.255cm" svg:x="1.5cm" svg:y="2.445cm" presentation:class="subtitle" presentation:user-transformed="true">
          <draw:text-box>
            <text:p text:style-name="P1"><text:span text:style-name="T1">Проект «Doodle jump»</text:span></text:p>
            <text:p text:style-name="P2"><text:span text:style-name="T2"/></text:p>
            <text:p text:style-name="P2"><text:span text:style-name="T2"/></text:p>
            <text:p text:style-name="P2"><text:span text:style-name="T2">Автор: Масальский Леонид Станислов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3" draw:text-style-name="P5" draw:layer="layout" svg:width="26cm" svg:height="2.663cm" svg:x="1cm" svg:y="0.837cm" presentation:class="title">
          <draw:text-box>
            <text:p><text:span text:style-name="T3">Идея</text:span></text:p>
          </draw:text-box>
        </draw:frame>
        <draw:frame presentation:style-name="pr4" draw:text-style-name="P7" draw:layer="layout" svg:width="25.199cm" svg:height="14.075cm" svg:x="1.7cm" svg:y="4.725cm" presentation:class="subtitle" presentation:user-transformed="true">
          <draw:text-box>
            <text:p text:style-name="P6"><text:span text:style-name="T4">Идея проекта заключается в создании игрового приложения, нацеленного на развитие скорости восприятия информации. При этом в игре присутствует соревновательный аспект между игроками, каждый стремится пройти большее количество уровней. Для поддержальния соревновательного аспекта была создана таблица лучших результатов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Классы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1">В программе используется множество количество классов: </text:span><text:span text:style-name="T5">PasswordWindow </text:span><text:span text:style-name="T1">(окно инициализации), Button (кнопка в PyGame), Hero (класс главного героя), а также классы платформ: Platf, Stand, Breaking, Moving, Spring, Snow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Технологии</text:p>
          </draw:text-box>
        </draw:frame>
        <draw:frame presentation:style-name="pr5" draw:text-style-name="P11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Для удобства платформы разбиты на 3 ряду, каждый представлен группой спрайтов. Когда персонаж наступает на спрайт определнной группы, эта группа «съезжает вниз», то есть становится новой точкой старта.</text:span></text:p>
              </text:list-item>
              <text:list-item>
                <text:p text:style-name="P10"><text:span text:style-name="T6">У каждого игрока есть персональный аккаунт, позволяющий хранить количество звезд и пройденных уровней (в текстовых файлах).</text:span></text:p>
              </text:list-item>
              <text:list-item>
                <text:p text:style-name="P10"><text:span text:style-name="T6">Новые уровни генерируются случайным образом и бесконечно (модуль random).</text:span></text:p>
              </text:list-item>
              <text:list-item>
                <text:p text:style-name="P10"><text:span text:style-name="T6">Сложность полосы зависит от уровня (переменная числа уровней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Вывод</text:p>
          </draw:text-box>
        </draw:frame>
        <draw:frame presentation:style-name="pr5" draw:text-style-name="P13" draw:layer="layout" svg:width="26cm" svg:height="14cm" svg:x="1cm" svg:y="5.5cm" presentation:class="outline">
          <draw:text-box>
            <text:list text:style-name="L2">
              <text:list-item>
                <text:p text:style-name="P12"><text:span text:style-name="T3">Главный недостаток приложения — отсутствия магазина скинов персонажа, где можно было бы тратить звезды (игровую валюту).</text:span></text:p>
              </text:list-item>
              <text:list-item>
                <text:p text:style-name="P12"><text:span text:style-name="T3">Появление боссов (монстры, НЛО) добавило бы в игру большую динамику и интерес.</text:span></text:p>
              </text:list-item>
              <text:list-item>
                <text:p text:style-name="P12"><text:span text:style-name="T3">Появление тем (новогодняя, хэллоуинская) значительно бы разнообразило игр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00:08:27.699000000</meta:creation-date>
    <dc:date>2019-02-16T01:27:52.253000000</dc:date>
    <meta:editing-duration>PT27M55S</meta:editing-duration>
    <meta:editing-cycles>7</meta:editing-cycles>
    <meta:generator>LibreOffice/4.4.1.2$Windows_x86 LibreOffice_project/45e2de17089c24a1fa810c8f975a7171ba4cd432</meta:generator>
    <meta:document-statistic meta:object-count="54"/>
  </office:meta>
</office:document-meta>
</file>